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7d43"/>
    </style:style>
    <style:style style:name="P2" style:family="paragraph" style:parent-style-name="Standard">
      <style:text-properties officeooo:rsid="001e7d43" officeooo:paragraph-rsid="001e7d43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e7d43" officeooo:paragraph-rsid="001e7d43" style:font-weight-asian="bold" style:font-weight-complex="bold"/>
    </style:style>
    <style:style style:name="P5" style:family="paragraph" style:parent-style-name="Standard">
      <style:text-properties fo:font-weight="bold" officeooo:paragraph-rsid="001e7d43" style:font-weight-asian="bold" style:font-weight-complex="bold"/>
    </style:style>
    <style:style style:name="P6" style:family="paragraph" style:parent-style-name="Standard">
      <style:text-properties fo:font-weight="bold" officeooo:paragraph-rsid="0020b627" style:font-weight-asian="bold" style:font-weight-complex="bold"/>
    </style:style>
    <style:style style:name="P7" style:family="paragraph" style:parent-style-name="Standard">
      <style:text-properties fo:font-weight="bold" officeooo:paragraph-rsid="0025ab02" style:font-weight-asian="bold" style:font-weight-complex="bold"/>
    </style:style>
    <style:style style:name="P8" style:family="paragraph" style:parent-style-name="Standard">
      <style:text-properties fo:font-weight="bold" officeooo:paragraph-rsid="00217c4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9c30c" officeooo:paragraph-rsid="0032f3da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officeooo:rsid="0009c30c" officeooo:paragraph-rsid="0032f3d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2f3da" officeooo:paragraph-rsid="0032f3da" style:font-weight-asian="bold" style:font-weight-complex="bold"/>
    </style:style>
    <style:style style:name="P12" style:family="paragraph" style:parent-style-name="Standard">
      <style:text-properties officeooo:paragraph-rsid="0020283e"/>
    </style:style>
    <style:style style:name="P13" style:family="paragraph" style:parent-style-name="Standard">
      <style:text-properties officeooo:paragraph-rsid="0020b627"/>
    </style:style>
    <style:style style:name="P14" style:family="paragraph" style:parent-style-name="Standard">
      <style:text-properties officeooo:paragraph-rsid="0025ab02"/>
    </style:style>
    <style:style style:name="P15" style:family="paragraph" style:parent-style-name="Standard">
      <style:paragraph-properties fo:text-align="center" style:justify-single-word="false"/>
      <style:text-properties officeooo:rsid="002741c0" officeooo:paragraph-rsid="002741c0"/>
    </style:style>
    <style:style style:name="P16" style:family="paragraph" style:parent-style-name="Standard">
      <style:paragraph-properties fo:text-align="center" style:justify-single-word="false"/>
      <style:text-properties officeooo:rsid="002741c0" officeooo:paragraph-rsid="0032f3da"/>
    </style:style>
    <style:style style:name="P17" style:family="paragraph" style:parent-style-name="Standard">
      <style:paragraph-properties fo:text-align="start" style:justify-single-word="false"/>
      <style:text-properties officeooo:rsid="002741c0" officeooo:paragraph-rsid="002741c0"/>
    </style:style>
    <style:style style:name="P18" style:family="paragraph" style:parent-style-name="Standard">
      <style:paragraph-properties fo:text-align="start" style:justify-single-word="false"/>
      <style:text-properties officeooo:rsid="002741c0" officeooo:paragraph-rsid="002cb9e4"/>
    </style:style>
    <style:style style:name="P19" style:family="paragraph" style:parent-style-name="Standard">
      <style:paragraph-properties fo:text-align="center" style:justify-single-word="false"/>
      <style:text-properties officeooo:rsid="0028a6a5" officeooo:paragraph-rsid="0028a6a5"/>
    </style:style>
    <style:style style:name="P20" style:family="paragraph" style:parent-style-name="Standard">
      <style:paragraph-properties fo:text-align="start" style:justify-single-word="false"/>
      <style:text-properties officeooo:rsid="0028a6a5" officeooo:paragraph-rsid="0028a6a5"/>
    </style:style>
    <style:style style:name="P21" style:family="paragraph" style:parent-style-name="Standard">
      <style:text-properties officeooo:paragraph-rsid="0028a6a5"/>
    </style:style>
    <style:style style:name="P22" style:family="paragraph" style:parent-style-name="Standard">
      <style:text-properties officeooo:paragraph-rsid="002f0889"/>
    </style:style>
    <style:style style:name="P23" style:family="paragraph" style:parent-style-name="Standard">
      <style:text-properties officeooo:paragraph-rsid="002f6efb"/>
    </style:style>
    <style:style style:name="P24" style:family="paragraph" style:parent-style-name="Standard">
      <style:text-properties officeooo:paragraph-rsid="0031446f"/>
    </style:style>
    <style:style style:name="P25" style:family="paragraph" style:parent-style-name="Standard">
      <style:paragraph-properties fo:text-align="center" style:justify-single-word="false"/>
      <style:text-properties officeooo:rsid="0009c30c" officeooo:paragraph-rsid="0032f3da"/>
    </style:style>
    <style:style style:name="P26" style:family="paragraph" style:parent-style-name="Standard">
      <style:paragraph-properties fo:text-align="end" style:justify-single-word="false"/>
      <style:text-properties officeooo:rsid="0009c30c" officeooo:paragraph-rsid="0032f3da"/>
    </style:style>
    <style:style style:name="P27" style:family="paragraph" style:parent-style-name="Standard">
      <style:text-properties officeooo:rsid="0009c30c" officeooo:paragraph-rsid="0032f3da"/>
    </style:style>
    <style:style style:name="P28" style:family="paragraph" style:parent-style-name="Standard">
      <style:paragraph-properties fo:text-align="start" style:justify-single-word="false"/>
      <style:text-properties officeooo:rsid="0032f3da" officeooo:paragraph-rsid="0032f3da"/>
    </style:style>
    <style:style style:name="P29" style:family="paragraph" style:parent-style-name="Standard">
      <style:text-properties officeooo:paragraph-rsid="0032f3da"/>
    </style:style>
    <style:style style:name="T1" style:family="text">
      <style:text-properties officeooo:rsid="001e7d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f3da" style:font-weight-asian="bold" style:font-weight-complex="bold"/>
    </style:style>
    <style:style style:name="T4" style:family="text">
      <style:text-properties officeooo:rsid="002741c0"/>
    </style:style>
    <style:style style:name="T5" style:family="text">
      <style:text-properties officeooo:rsid="0028a6a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cb9e4"/>
    </style:style>
    <style:style style:name="T8" style:family="text">
      <style:text-properties officeooo:rsid="002f0889"/>
    </style:style>
    <style:style style:name="T9" style:family="text">
      <style:text-properties officeooo:rsid="002f6efb"/>
    </style:style>
    <style:style style:name="T10" style:family="text">
      <style:text-properties officeooo:rsid="0031446f"/>
    </style:style>
    <style:style style:name="T11" style:family="text">
      <style:text-properties officeooo:rsid="0023fadb"/>
    </style:style>
    <style:style style:name="T12" style:family="text">
      <style:text-properties officeooo:rsid="0032f3da"/>
    </style:style>
    <style:style style:name="T13" style:family="text">
      <style:text-properties officeooo:rsid="00343b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образования Республики Беларусь</text:p>
      <text:p text:style-name="P25">Учреждение образования</text:p>
      <text:p text:style-name="P25">“Брестский Государственный технический университет”</text:p>
      <text:p text:style-name="P25">Кафедра ИИТ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/>
      <text:p text:style-name="P9">Лабораторная работа №<text:span text:style-name="T12">2</text:span></text:p>
      <text:p text:style-name="P25">По дисциплине “<text:span text:style-name="T11">Операционные системы</text:span>”</text:p>
      <text:p text:style-name="P25">Тема: “<text:span text:style-name="T12">Ссылки. Права доступа</text:span>”</text:p>
      <text:p text:style-name="P26"/>
      <text:p text:style-name="P26"/>
      <text:p text:style-name="P26"/>
      <text:p text:style-name="P26"/>
      <text:p text:style-name="P26"/>
      <text:p text:style-name="P10">Выполнил:</text:p>
      <text:p text:style-name="P26">Студент 2 курса</text:p>
      <text:p text:style-name="P26">Группы ИИ-21</text:p>
      <text:p text:style-name="P26">Кирилович А. А.</text:p>
      <text:p text:style-name="P10">Проверил:</text:p>
      <text:p text:style-name="P26">Козинский А. А.</text:p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Брест 2022</text:p>
      <text:p text:style-name="P28"><text:soft-page-break/><text:span text:style-name="T2">Цель: </text:span>научиться пользоваться ссылками, просматривать, устанавливать и изменять права доступа.</text:p>
      <text:p text:style-name="P11">Ход работы:</text:p>
      <text:p text:style-name="P16">Часть 1:</text:p>
      <text:p text:style-name="P15">Задание 1:</text:p>
      <text:p text:style-name="P17">Изучить назначение и ключи команды ln.</text:p>
      <text:p text:style-name="P17">- создать жесткую ссылку на файл. Просмотреть содержимое файла, используя</text:p>
      <text:p text:style-name="P17">ссылку. Удалить файл. Просмотреть содержимое файла. Объяснить результат;</text:p>
      <text:p text:style-name="P17">- создать жесткую ссылку на каталог. Объяснить результат;</text:p>
      <text:p text:style-name="P17"/>
      <text:p text:style-name="P3"><text:span text:style-name="Source_20_Text">ls</text:span></text:p>
      <text:p text:style-name="P1"><text:span text:style-name="Source_20_Text">1 <text:s/></text:span><text:span text:style-name="Source_20_Text"><text:span text:style-name="T1">2 3 </text:span></text:span><text:span text:style-name="Source_20_Text">folder1 folder2 </text:span></text:p>
      <text:p text:style-name="P3"><text:span text:style-name="Source_20_Text">ln 1 ~/Code/UNIVERSITY/OS/links</text:span></text:p>
      <text:p text:style-name="P3"><text:span text:style-name="Source_20_Text">cat ~/Code/UNIVERSITY/OS/links/1</text:span></text:p>
      <text:p text:style-name="Standard"><text:span text:style-name="Source_20_Text">Hello there!</text:span></text:p>
      <text:p text:style-name="P3"><text:span text:style-name="Source_20_Text">rm 1</text:span></text:p>
      <text:p text:style-name="P3"><text:span text:style-name="Source_20_Text">ls</text:span></text:p>
      <text:p text:style-name="P1"><text:span text:style-name="Source_20_Text"><text:span text:style-name="T1">2 3 </text:span></text:span><text:span text:style-name="Source_20_Text">folder1 folder2</text:span></text:p>
      <text:p text:style-name="P3"><text:span text:style-name="Source_20_Text">cat 1</text:span></text:p>
      <text:p text:style-name="Standard"><text:span text:style-name="Source_20_Text">cat: 1: No such file or directory</text:span></text:p>
      <text:p text:style-name="P3"><text:span text:style-name="Source_20_Text">cat ~/Code/UNIVERSITY/OS/links/1</text:span></text:p>
      <text:p text:style-name="Standard"><text:span text:style-name="Source_20_Text">Hello there!</text:span></text:p>
      <text:p text:style-name="P22"><text:span text:style-name="Source_20_Text"><text:span text:style-name="T8"># Файл все еще можно просмотреть, так как не удалены все ссылки на </text:span></text:span></text:p>
      <text:p text:style-name="P22"><text:span text:style-name="Source_20_Text"><text:span text:style-name="T8"># него. Файл будет удален, когда будут удалены все ссылки на него.</text:span></text:span></text:p>
      <text:p text:style-name="P3"><text:span text:style-name="Source_20_Text">ln folder1 ~/Code/UNIVERSITY/OS/links</text:span></text:p>
      <text:p text:style-name="Standard"><text:span text:style-name="Source_20_Text">ln: folder1: hard link not allowed for directory</text:span></text:p>
      <text:p text:style-name="P22"><text:span text:style-name="Source_20_Text"><text:span text:style-name="T8"># Нельзя создать жесткую ссылку на директорию</text:span></text:span></text:p>
      <text:p text:style-name="Standard"><text:span text:style-name="Source_20_Text"/></text:p>
      <text:p text:style-name="P19">Задание 2:</text:p>
      <text:p text:style-name="P20">Выполнить все задания пункта 1, создавая не жесткие, а символьные ссылки.</text:p>
      <text:p text:style-name="P3"><text:span text:style-name="Source_20_Text"/></text:p>
      <text:p text:style-name="P3"><text:span text:style-name="Source_20_Text">ls</text:span></text:p>
      <text:p text:style-name="P1"><text:span text:style-name="Source_20_Text"><text:span text:style-name="T1">2 3 </text:span></text:span><text:span text:style-name="Source_20_Text">folder1 folder2</text:span></text:p>
      <text:p text:style-name="P3"><text:span text:style-name="Source_20_Text">ln -s /home/arsbrest/Code/UNIVERSITY/OS/LABA2/2 /home/arsbrest/Code/UNIVERSITY/OS/links </text:span></text:p>
      <text:p text:style-name="P3"><text:span text:style-name="Source_20_Text">cat /home/arsbrest/Code/UNIVERSITY/OS/links/2 </text:span></text:p>
      <text:p text:style-name="Standard"><text:span text:style-name="Source_20_Text">Hello there!</text:span></text:p>
      <text:p text:style-name="P3"><text:span text:style-name="Source_20_Text">rm 2</text:span></text:p>
      <text:p text:style-name="P4"><text:span text:style-name="Source_20_Text">ls</text:span></text:p>
      <text:p text:style-name="P2"><text:span text:style-name="Source_20_Text">3 folder1 folder2</text:span></text:p>
      <text:p text:style-name="P3"><text:span text:style-name="Source_20_Text">cat /home/arsbrest/Code/UNIVERSITY/OS/links/2 </text:span></text:p>
      <text:p text:style-name="Standard"><text:span text:style-name="Source_20_Text">cat: /home/arsbrest/Code/UNIVERSITY/OS/links/2: No such file or directory</text:span></text:p>
      <text:p text:style-name="P22"><text:span text:style-name="Source_20_Text"><text:span text:style-name="T8"># Так как символьная ссылка содержит путевое имя файла, при его </text:span></text:span></text:p>
      <text:p text:style-name="P22"><text:span text:style-name="Source_20_Text"><text:span text:style-name="T8"># отсутствии она будет содержать путевое имя несуществующего файла</text:span></text:span></text:p>
      <text:p text:style-name="Standard"><text:span text:style-name="Source_20_Text"><text:span text:style-name="T2">ln -s /home/arsbrest/Code/UNIVERSITY/OS/LABA2/folder2</text:span></text:span><text:span text:style-name="Source_20_Text"> </text:span><text:span text:style-name="Source_20_Text"><text:span text:style-name="T2">/home/arsbrest/Code/UNIVERSITY/OS/links </text:span></text:span></text:p>
      <text:p text:style-name="P3"><text:span text:style-name="Source_20_Text">ls /home/arsbrest/Code/UNIVERSITY/OS/links/ </text:span></text:p>
      <text:p text:style-name="Standard"><text:span text:style-name="Source_20_Text"><text:span text:style-name="T1">1 </text:span></text:span><text:span text:style-name="Source_20_Text">2 <text:s/>folder2</text:span></text:p>
      <text:p text:style-name="P22"><text:soft-page-break/><text:span text:style-name="Source_20_Text"><text:span text:style-name="T8"># В отличие от прямой ссылки символьная ссылка позволяет делать </text:span></text:span></text:p>
      <text:p text:style-name="P22"><text:span text:style-name="Source_20_Text"><text:span text:style-name="T8"># ссылки на директории</text:span></text:span></text:p>
      <text:p text:style-name="Standard"><text:span text:style-name="Source_20_Text"/></text:p>
      <text:p text:style-name="P19">Задание 3:</text:p>
      <text:p text:style-name="P20">Создать жесткую и символьную ссылки на файл. С помощью команды ls</text:p>
      <text:p text:style-name="P20">просмотреть inod файла и ссылок. Объяснить результат.</text:p>
      <text:p text:style-name="Standard"><text:span text:style-name="Source_20_Text"/></text:p>
      <text:p text:style-name="P5"><text:span text:style-name="Source_20_Text">ln 3 ~/Code/UNIVERSITY/OS/links/3_hard</text:span></text:p>
      <text:p text:style-name="Standard"><text:span text:style-name="Source_20_Text"><text:span text:style-name="T2">ln -s /home/arsbrest/Code/UNIVERSITY/OS/LABA2/3</text:span></text:span><text:span text:style-name="Source_20_Text"> </text:span><text:span text:style-name="Source_20_Text"><text:span text:style-name="T2">/home/arsbrest/Code/UNIVERSITY/OS/links/3_symbol</text:span></text:span></text:p>
      <text:p text:style-name="P3"><text:span text:style-name="Source_20_Text">ls /home/arsbrest/Code/UNIVERSITY/OS/links/ </text:span></text:p>
      <text:p text:style-name="Standard"><text:span text:style-name="Source_20_Text">1 <text:s/>2 <text:s/>3_hard <text:s/>3_symbol <text:s/>folder2</text:span></text:p>
      <text:p text:style-name="P3"><text:span text:style-name="Source_20_Text">ls -i 3</text:span></text:p>
      <text:p text:style-name="Standard"><text:span text:style-name="Source_20_Text">6160472 3</text:span></text:p>
      <text:p text:style-name="P3"><text:span text:style-name="Source_20_Text">ls -i /home/arsbrest/Code/UNIVERSITY/OS/links/3_hard</text:span></text:p>
      <text:p text:style-name="Standard"><text:span text:style-name="Source_20_Text">6160472 /home/arsbrest/Code/UNIVERSITY/OS/links/3_hard</text:span></text:p>
      <text:p text:style-name="P3"><text:span text:style-name="Source_20_Text">ls -i /home/arsbrest/Code/UNIVERSITY/OS/links/3_symbol</text:span></text:p>
      <text:p text:style-name="Standard"><text:span text:style-name="Source_20_Text">6160474 /home/arsbrest/Code/UNIVERSITY/OS/links/3_symbol</text:span></text:p>
      <text:p text:style-name="P23"><text:span text:style-name="Source_20_Text"><text:span text:style-name="T8"># </text:span></text:span><text:span text:style-name="Source_20_Text"><text:span text:style-name="T9">Для прямой ссылки inod будет таким же, как и у файла, так как эта </text:span></text:span></text:p>
      <text:p text:style-name="P23"><text:span text:style-name="Source_20_Text"><text:span text:style-name="T8">#</text:span></text:span><text:span text:style-name="Source_20_Text"><text:span text:style-name="T9"> ссылка – дополнительное имя файла. В случае с символьной ссылкой, </text:span></text:span></text:p>
      <text:p text:style-name="P23"><text:span text:style-name="Source_20_Text"><text:span text:style-name="T8">#</text:span></text:span><text:span text:style-name="Source_20_Text"><text:span text:style-name="T9"> она просто записывает путевое имя файла.</text:span></text:span></text:p>
      <text:p text:style-name="Standard"><text:span text:style-name="Source_20_Text"/></text:p>
      <text:p text:style-name="P19">Часть 2:</text:p>
      <text:p text:style-name="P19">Задание 1:</text:p>
      <text:p text:style-name="P20">Изучите при помощи man опцию -l команды ls. Просмотрите права каталогов</text:p>
      <text:p text:style-name="P20">/etc, /bin и домашнего каталога. Просмотрите права файлов, содержащиеся</text:p>
      <text:p text:style-name="P20">в этих каталог<text:span text:style-name="T10">ах</text:span>. Выявите тенденции (файлов с какими правами в каких каталогах больше).</text:p>
      <text:p text:style-name="P20">Сделайте вывод.</text:p>
      <text:p text:style-name="Standard"><text:span text:style-name="Source_20_Text"/></text:p>
      <text:p text:style-name="Standard"><text:span text:style-name="Source_20_Text"><text:span text:style-name="T2">man ls</text:span></text:span></text:p>
      <text:p text:style-name="Standard"><text:span text:style-name="Source_20_Text"><text:span text:style-name="T6">...</text:span></text:span></text:p>
      <text:p text:style-name="P12"><text:span text:style-name="Source_20_Text">-l <text:s text:c="4"/>use a long listing format</text:span></text:p>
      <text:p text:style-name="P21"><text:span text:style-name="Source_20_Text"><text:span text:style-name="T6">...</text:span></text:span></text:p>
      <text:p text:style-name="P3"><text:span text:style-name="Source_20_Text">ls -l /etc</text:span></text:p>
      <text:p text:style-name="Standard"><text:span text:style-name="Source_20_Text">total 1136</text:span></text:p>
      <text:p text:style-name="Standard"><text:span text:style-name="Source_20_Text">drwxr-xr-x <text:s/>3 root root <text:s text:c="3"/>4096 Apr 19 13:04 acpi</text:span></text:p>
      <text:p text:style-name="Standard"><text:span text:style-name="Source_20_Text">-rw-r--r-- <text:s/>1 root root <text:s text:c="3"/>3028 Apr 19 13:02 adduser.conf</text:span></text:p>
      <text:p text:style-name="Standard"><text:span text:style-name="Source_20_Text">drwxr-xr-x <text:s/>3 root root <text:s text:c="3"/>4096 Apr 19 13:03 alsa</text:span></text:p>
      <text:p text:style-name="Standard"><text:span text:style-name="Source_20_Text">...</text:span></text:p>
      <text:p text:style-name="P3"><text:span text:style-name="Source_20_Text">ls -l /bin</text:span></text:p>
      <text:p text:style-name="Standard"><text:span text:style-name="Source_20_Text">lrwxrwxrwx 1 root root 7 Sep <text:s/>4 14:40 /bin -&gt; usr/bin</text:span></text:p>
      <text:p text:style-name="P3"><text:span text:style-name="Source_20_Text">ls -l /home/arsbrest</text:span></text:p>
      <text:p text:style-name="Standard"><text:span text:style-name="Source_20_Text">total 40</text:span></text:p>
      <text:p text:style-name="Standard"><text:span text:style-name="Source_20_Text">drwxrwxr-x 4 arsbrest arsbrest 4096 Sep 30 21:35 Code</text:span></text:p>
      <text:p text:style-name="Standard"><text:span text:style-name="Source_20_Text">drwxr-xr-x 2 arsbrest arsbrest 4096 Sep 15 14:59 Desktop</text:span></text:p>
      <text:p text:style-name="Standard"><text:span text:style-name="Source_20_Text">drwxr-xr-x 2 arsbrest arsbrest 4096 Sep 26 18:35 Documents</text:span></text:p>
      <text:p text:style-name="Standard"><text:span text:style-name="Source_20_Text">...</text:span></text:p>
      <text:p text:style-name="Standard"><text:span text:style-name="Source_20_Text"/></text:p>
      <text:p text:style-name="P19">Задание 2:</text:p>
      <text:p text:style-name="P20"><text:soft-page-break/>Изучите материал, посвящѐнный пользователям и группам пользователей.</text:p>
      <text:p text:style-name="P20">Изучите руководство по командам chown и chgrp. Выясните, кто является владельцем и</text:p>
      <text:p text:style-name="P20">к какой группе владельцов принадлежат файлы вашего домашнего каталога, каталогов</text:p>
      <text:p text:style-name="P20">/etc, /root, /bin и /dev.</text:p>
      <text:p text:style-name="P21"><text:span text:style-name="Source_20_Text"/></text:p>
      <text:p text:style-name="Standard"><text:span text:style-name="Source_20_Text"><text:span text:style-name="T2">ls -l</text:span></text:span></text:p>
      <text:p text:style-name="Standard"><text:span text:style-name="Source_20_Text">total 694636</text:span></text:p>
      <text:p text:style-name="Standard"><text:span text:style-name="Source_20_Text">lrwxrwxrwx <text:s text:c="2"/>1 root root <text:s text:c="11"/>7 Sep <text:s/>4 14:40 bin -&gt; usr/bin</text:span></text:p>
      <text:p text:style-name="Standard"><text:span text:style-name="Source_20_Text">...</text:span></text:p>
      <text:p text:style-name="Standard"><text:span text:style-name="Source_20_Text">drwxr-xr-x <text:s/>19 root root <text:s text:c="8"/>4720 Oct <text:s/>2 15:23 dev</text:span></text:p>
      <text:p text:style-name="Standard"><text:span text:style-name="Source_20_Text">drwxr-xr-x 129 root root <text:s text:c="7"/>12288 Sep 28 08:07 etc</text:span></text:p>
      <text:p text:style-name="Standard"><text:span text:style-name="Source_20_Text">drwxr-xr-x <text:s text:c="2"/>4 root root <text:s text:c="8"/>4096 Sep <text:s/>4 14:43 home</text:span></text:p>
      <text:p text:style-name="Standard"><text:span text:style-name="Source_20_Text">...</text:span></text:p>
      <text:p text:style-name="Standard"><text:span text:style-name="Source_20_Text">drwx------ <text:s text:c="2"/>7 root root <text:s text:c="8"/>4096 Sep 22 18:11 root</text:span></text:p>
      <text:p text:style-name="Standard"><text:span text:style-name="Source_20_Text">...</text:span></text:p>
      <text:p text:style-name="P19"/>
      <text:p text:style-name="P19">Задание 3:</text:p>
      <text:p text:style-name="P20">Определите атрибуты файлов /etc/shadow и /etc/passwd попробуйте вывести на</text:p>
      <text:p text:style-name="P20">экран содержимое этих файлов. Объясните результат.</text:p>
      <text:p text:style-name="P13"><text:span text:style-name="Source_20_Text"/></text:p>
      <text:p text:style-name="P6"><text:span text:style-name="Source_20_Text">ls -l /etc/shadow</text:span></text:p>
      <text:p text:style-name="P13"><text:span text:style-name="Source_20_Text">-rw-r----- 1 root shadow 1432 Sep <text:s/>4 14:43 /etc/shadow</text:span></text:p>
      <text:p text:style-name="P6"><text:span text:style-name="Source_20_Text">ls -l /etc/passwd</text:span></text:p>
      <text:p text:style-name="P14"><text:span text:style-name="Source_20_Text">-rw-r--r-- 1 root root 2818 Sep <text:s/>4 14:43 /etc/passwd</text:span></text:p>
      <text:p text:style-name="P7"><text:span text:style-name="Source_20_Text">cat /etc/shadow</text:span></text:p>
      <text:p text:style-name="P13"><text:span text:style-name="Source_20_Text">cat: /etc/shadow: Permission denied</text:span></text:p>
      <text:p text:style-name="P6"><text:span text:style-name="Source_20_Text">cat /etc/passwd</text:span></text:p>
      <text:p text:style-name="P13"><text:span text:style-name="Source_20_Text">root:x:0:0:root:/root:/bin/bash</text:span></text:p>
      <text:p text:style-name="P13"><text:span text:style-name="Source_20_Text">daemon:x:1:1:daemon:/usr/sbin:/usr/sbin/nologin</text:span></text:p>
      <text:p text:style-name="P13"><text:span text:style-name="Source_20_Text">bin:x:2:2:bin:/bin:/usr/sbin/nologin</text:span></text:p>
      <text:p text:style-name="P13"><text:span text:style-name="Source_20_Text">…</text:span></text:p>
      <text:p text:style-name="P24"><text:span text:style-name="Source_20_Text"><text:span text:style-name="T8"># </text:span></text:span><text:span text:style-name="Source_20_Text"><text:span text:style-name="T10">Файл shadow имеет разрешения 640, а файл passwd - 644</text:span></text:span></text:p>
      <text:p text:style-name="P13"><text:span text:style-name="Source_20_Text"/></text:p>
      <text:p text:style-name="P19">Задание 4:</text:p>
      <text:p text:style-name="P20">Изучите команду chmod. Создайте в домашнем каталоге любые четыре файла,</text:p>
      <text:p text:style-name="P20">установите при помощи восмеричных масок на каждый из них в отдельности</text:p>
      <text:p text:style-name="P20">следующие права:</text:p>
      <text:p text:style-name="P20">- для себя все права, для группы и остальных - никаких;</text:p>
      <text:p text:style-name="P20">- для себя чтение и запись, для группы чтение, для остальных - все;</text:p>
      <text:p text:style-name="P20">- для себя исполнение и запись, для группы никаких, для остальных чтение;</text:p>
      <text:p text:style-name="P20">- для себя запись, для группы все, для остальных - только запись.</text:p>
      <text:p text:style-name="P13"><text:span text:style-name="Source_20_Text"/></text:p>
      <text:p text:style-name="P6"><text:span text:style-name="Source_20_Text">touch 1 2 3 4</text:span></text:p>
      <text:p text:style-name="P6"><text:span text:style-name="Source_20_Text">ls</text:span></text:p>
      <text:p text:style-name="P13"><text:span text:style-name="Source_20_Text">1 <text:s/>3 <text:s/>Code <text:s text:c="4"/>Documents <text:s/>Music <text:s text:c="4"/>Public <text:s/>Templates</text:span></text:p>
      <text:p text:style-name="P13"><text:span text:style-name="Source_20_Text">2 <text:s/>4 <text:s/>Desktop <text:s/>Downloads <text:s/>Pictures <text:s/>snap <text:s text:c="3"/>Videos</text:span></text:p>
      <text:p text:style-name="P13"><text:span text:style-name="Source_20_Text"><text:span text:style-name="T2">chmod 700 1</text:span></text:span></text:p>
      <text:p text:style-name="P13"><text:span text:style-name="Source_20_Text"><text:span text:style-name="T2">chmod 647 2</text:span></text:span></text:p>
      <text:p text:style-name="P13"><text:span text:style-name="Source_20_Text"><text:span text:style-name="T2">chmod 304 3</text:span></text:span></text:p>
      <text:p text:style-name="P13"><text:soft-page-break/><text:span text:style-name="Source_20_Text"><text:span text:style-name="T2">chmod 272 4</text:span></text:span></text:p>
      <text:p text:style-name="P6"><text:span text:style-name="Source_20_Text">ls -l</text:span></text:p>
      <text:p text:style-name="P13"><text:span text:style-name="Source_20_Text">total 40</text:span></text:p>
      <text:p text:style-name="P13"><text:span text:style-name="Source_20_Text">-rwx------ 1 arsbrest arsbrest <text:s text:c="3"/>0 Oct <text:s/>2 17:53 1</text:span></text:p>
      <text:p text:style-name="P13"><text:span text:style-name="Source_20_Text">-rw-r--rwx 1 arsbrest arsbrest <text:s text:c="3"/>0 Oct <text:s/>2 17:53 2</text:span></text:p>
      <text:p text:style-name="P13"><text:span text:style-name="Source_20_Text">--wx---r-- 1 arsbrest arsbrest <text:s text:c="3"/>0 Oct <text:s/>2 17:53 3</text:span></text:p>
      <text:p text:style-name="P13"><text:span text:style-name="Source_20_Text">--w-rwx-w- 1 arsbrest arsbrest <text:s text:c="3"/>0 Oct <text:s/>2 17:53 4</text:span></text:p>
      <text:p text:style-name="P13"><text:span text:style-name="Source_20_Text">...</text:span></text:p>
      <text:p text:style-name="P13"><text:span text:style-name="Source_20_Text"/></text:p>
      <text:p text:style-name="P19">Задание 5:</text:p>
      <text:p text:style-name="P20">Выполните задание предыдущего пункта, используя в команде chmod только</text:p>
      <text:p text:style-name="P20">символы прав доступа.</text:p>
      <text:p text:style-name="P13"><text:span text:style-name="Source_20_Text"/></text:p>
      <text:p text:style-name="P6"><text:span text:style-name="Source_20_Text">touch 5 6 7 8</text:span></text:p>
      <text:p text:style-name="P6"><text:span text:style-name="Source_20_Text">ls</text:span></text:p>
      <text:p text:style-name="P13"><text:span text:style-name="Source_20_Text">1 <text:s/>3 <text:s/>5 <text:s/>7 <text:s/>Code <text:s text:c="4"/>Documents <text:s/>Music <text:s text:c="4"/>Public <text:s/>Templates</text:span></text:p>
      <text:p text:style-name="P13"><text:span text:style-name="Source_20_Text">2 <text:s/>4 <text:s/>6 <text:s/>8 <text:s/>Desktop <text:s/>Downloads <text:s/>Pictures <text:s/>snap <text:s text:c="3"/>Videos</text:span></text:p>
      <text:p text:style-name="P6"><text:span text:style-name="Source_20_Text">chmod a-rwx 5 ; chmod a-rwx 6 ; chmod a-rwx 7 ; chmod a-rwx 8</text:span></text:p>
      <text:p text:style-name="P8"><text:span text:style-name="Source_20_Text">chmod u+rwx 5</text:span></text:p>
      <text:p text:style-name="P6"><text:span text:style-name="Source_20_Text">chmod u+rw,g+r,o+rwx 6</text:span></text:p>
      <text:p text:style-name="P6"><text:span text:style-name="Source_20_Text">chmod u+wx 7 ; chmod o+r 7</text:span></text:p>
      <text:p text:style-name="P6"><text:span text:style-name="Source_20_Text">chmod u+w,g+rwx,o+w 8</text:span></text:p>
      <text:p text:style-name="P6"><text:span text:style-name="Source_20_Text">ls -l</text:span></text:p>
      <text:p text:style-name="P13"><text:span text:style-name="Source_20_Text">total 40</text:span></text:p>
      <text:p text:style-name="P13"><text:span text:style-name="Source_20_Text">-rwx------ 1 arsbrest arsbrest <text:s text:c="3"/>0 Oct <text:s/>2 17:53 1</text:span></text:p>
      <text:p text:style-name="P13"><text:span text:style-name="Source_20_Text">-rw-r--rwx 1 arsbrest arsbrest <text:s text:c="3"/>0 Oct <text:s/>2 17:53 2</text:span></text:p>
      <text:p text:style-name="P13"><text:span text:style-name="Source_20_Text">--wx---r-- 1 arsbrest arsbrest <text:s text:c="3"/>0 Oct <text:s/>2 17:53 3</text:span></text:p>
      <text:p text:style-name="P13"><text:span text:style-name="Source_20_Text">--w-rwx-w- 1 arsbrest arsbrest <text:s text:c="3"/>0 Oct <text:s/>2 17:53 4</text:span></text:p>
      <text:p text:style-name="P13"><text:span text:style-name="Source_20_Text">-rwx------ 1 arsbrest arsbrest <text:s text:c="3"/>0 Oct <text:s/>2 18:06 5</text:span></text:p>
      <text:p text:style-name="P13"><text:span text:style-name="Source_20_Text">-rw-r--rwx 1 arsbrest arsbrest <text:s text:c="3"/>0 Oct <text:s/>2 18:06 6</text:span></text:p>
      <text:p text:style-name="P13"><text:span text:style-name="Source_20_Text">--wx---r-- 1 arsbrest arsbrest <text:s text:c="3"/>0 Oct <text:s/>2 18:06 7</text:span></text:p>
      <text:p text:style-name="P13"><text:span text:style-name="Source_20_Text">--w-rwx-w- 1 arsbrest arsbrest <text:s text:c="3"/>0 Oct <text:s/>2 18:06 8</text:span></text:p>
      <text:p text:style-name="P13"><text:span text:style-name="Source_20_Text">...</text:span></text:p>
      <text:p text:style-name="P13"><text:span text:style-name="Source_20_Text"/></text:p>
      <text:p text:style-name="P19">Задание 6:</text:p>
      <text:p text:style-name="P20">Переведите номер своей зачетной книжки в восьмеричную систему счисления,</text:p>
      <text:p text:style-name="P20">разбейте полученное значение на группы по 2-3 цифры и создайте файлы с правами</text:p>
      <text:p text:style-name="P20">доступа, выраженными полученными масками. Сопоставьте данные маски с символами</text:p>
      <text:p text:style-name="P20">прав доступа и объясните, какие операции с данными файлами доступны каким субъектам</text:p>
      <text:p text:style-name="P20">системы.</text:p>
      <text:p text:style-name="P20"/>
      <text:p text:style-name="P18"><text:span text:style-name="T5">210560 → </text:span><text:span text:style-name="T7">0633200</text:span></text:p>
      <text:p text:style-name="P13"><text:span text:style-name="Source_20_Text"/></text:p>
      <text:p text:style-name="P13"><text:span text:style-name="Source_20_Text"><text:span text:style-name="T2">touch z1 z2 z3</text:span></text:span></text:p>
      <text:p text:style-name="P13"><text:span text:style-name="Source_20_Text"><text:span text:style-name="T2">chmod 06 z1</text:span></text:span></text:p>
      <text:p text:style-name="P13"><text:span text:style-name="Source_20_Text"><text:span text:style-name="T2">chmod 33 z2</text:span></text:span></text:p>
      <text:p text:style-name="P13"><text:span text:style-name="Source_20_Text"><text:span text:style-name="T2">chmod 200 z3</text:span></text:span></text:p>
      <text:p text:style-name="P13"><text:span text:style-name="Source_20_Text"><text:span text:style-name="T2">ls -l</text:span></text:span></text:p>
      <text:p text:style-name="P13"><text:span text:style-name="Source_20_Text">total 176</text:span></text:p>
      <text:p text:style-name="P13"><text:soft-page-break/><text:span text:style-name="Source_20_Text">...</text:span></text:p>
      <text:p text:style-name="P13"><text:span text:style-name="Source_20_Text">-------rw- 1 arsbrest arsbrest <text:s text:c="5"/>0 Oct <text:s/>2 20:35 z1</text:span></text:p>
      <text:p text:style-name="P13"><text:span text:style-name="Source_20_Text">-----wx-wx 1 arsbrest arsbrest <text:s text:c="5"/>0 Oct <text:s/>2 20:35 z2</text:span></text:p>
      <text:p text:style-name="P13"><text:span text:style-name="Source_20_Text">--w------- 1 arsbrest arsbrest <text:s text:c="5"/>0 Oct <text:s/>2 20:35 z3</text:span></text:p>
      <text:p text:style-name="P13"><text:span text:style-name="Source_20_Text"/></text:p>
      <text:p text:style-name="P19">Задание 7:</text:p>
      <text:p text:style-name="P20">В домашнем каталоге создайте файл и установите на него права так, чтобы его</text:p>
      <text:p text:style-name="P20">можно было только редактировать.</text:p>
      <text:p text:style-name="P13"><text:span text:style-name="Source_20_Text"/></text:p>
      <text:p text:style-name="P6"><text:span text:style-name="Source_20_Text">touch www</text:span></text:p>
      <text:p text:style-name="P6"><text:span text:style-name="Source_20_Text">chmod 222 www</text:span></text:p>
      <text:p text:style-name="P6"><text:span text:style-name="Source_20_Text">ls -l www</text:span></text:p>
      <text:p text:style-name="P13"><text:span text:style-name="Source_20_Text">--w--w--w- 1 arsbrest arsbrest 0 Oct <text:s/>2 19:08 www</text:span></text:p>
      <text:p text:style-name="P13"><text:span text:style-name="Source_20_Text"/></text:p>
      <text:p text:style-name="P19">Задание 8:</text:p>
      <text:p text:style-name="P20">Скопируйте в свой домашний каталог файл ls из каталога /bin. Запретите</text:p>
      <text:p text:style-name="P20">выполнение этого файла и попробуйте выполнить именно его, а не исходный(!).</text:p>
      <text:p text:style-name="P20">Объясните результат.</text:p>
      <text:p text:style-name="P13"><text:span text:style-name="Source_20_Text"/></text:p>
      <text:p text:style-name="P6"><text:span text:style-name="Source_20_Text">cp /bin/ls /home/arsbrest/</text:span></text:p>
      <text:p text:style-name="P6"><text:span text:style-name="Source_20_Text">ls</text:span></text:p>
      <text:p text:style-name="P13"><text:span text:style-name="Source_20_Text">1 <text:s/>3 <text:s/>5 <text:s/>7 <text:s/>Code <text:s text:c="4"/>Documents <text:s/>ls <text:s text:c="4"/>Pictures <text:s/>snap <text:s text:c="6"/>Videos</text:span></text:p>
      <text:p text:style-name="P13"><text:span text:style-name="Source_20_Text">2 <text:s/>4 <text:s/>6 <text:s/>8 <text:s/>Desktop <text:s/>Downloads <text:s/>Music <text:s/>Public <text:s text:c="3"/>Templates <text:s/>www</text:span></text:p>
      <text:p text:style-name="P6"><text:span text:style-name="Source_20_Text">chmod 666 ls</text:span></text:p>
      <text:p text:style-name="P6"><text:span text:style-name="Source_20_Text">./</text:span><text:span text:style-name="Source_20_Text"><text:span text:style-name="T4">ls</text:span></text:span></text:p>
      <text:p text:style-name="P23"><text:span text:style-name="Source_20_Text">bash: ./ls: Permission denie</text:span><text:span text:style-name="Source_20_Text"><text:span text:style-name="T4">d</text:span></text:span></text:p>
      <text:p text:style-name="P23"><text:span text:style-name="Source_20_Text"><text:span text:style-name="T8"># </text:span></text:span><text:span text:style-name="Source_20_Text"><text:span text:style-name="T9">Предыдущая команда запретила выполнение файла</text:span></text:span></text:p>
      <text:p text:style-name="P13"><text:span text:style-name="Source_20_Text"/></text:p>
      <text:p text:style-name="P19">Задание 9:</text:p>
      <text:p text:style-name="P20">Изучите на что влияют права доступа в случае каталогов. Попробуйте зайти в</text:p>
      <text:p text:style-name="P20">каталог /root, объясните результат и причину.</text:p>
      <text:p text:style-name="P20"/>
      <text:p text:style-name="P6"><text:span text:style-name="Source_20_Text">cd /root</text:span></text:p>
      <text:p text:style-name="P13"><text:span text:style-name="Source_20_Text">bash: cd: /root: Permission denied</text:span></text:p>
      <text:p text:style-name="P23"><text:span text:style-name="Source_20_Text"><text:span text:style-name="T8"># </text:span></text:span><text:span text:style-name="Source_20_Text"><text:span text:style-name="T9">У текущего пользователя нет прав зайти в эту директорию</text:span></text:span></text:p>
      <text:p text:style-name="P13"><text:span text:style-name="Source_20_Text"/></text:p>
      <text:p text:style-name="P29"><text:span text:style-name="Source_20_Text"><text:span text:style-name="T3">Вывод:</text:span></text:span><text:span text:style-name="Source_20_Text"><text:span text:style-name="T12"> в данной работе научился пользоваться жесткими и символьными сссылками, а также просматривать, устанавливать и изменять права доступа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6:44:12.068892571</meta:creation-date>
    <dc:date>2022-10-11T19:22:27.903716548</dc:date>
    <meta:editing-duration>PT24M49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6" meta:paragraph-count="217" meta:word-count="1171" meta:character-count="7619" meta:non-whitespace-character-count="6453"/>
  </office:meta>
</office:document-meta>
</file>